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layout-cache" manifest:media-type="application/binary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RR+flat-flat-normal-normal-DS45-DS45</text:h>
      <text:p text:style-name="Text_20_body"/>
      <text:p text:style-name="Text_20_body"><draw:frame draw:style-name="fr1" draw:name="Объект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Standard"/>
      <text:p text:style-name="Standard"><draw:frame draw:style-name="fr1" draw:name="Объект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Standard"><draw:frame draw:style-name="fr1" draw:name="Объект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Объект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Standard"><draw:frame draw:style-name="fr1" draw:name="Объект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Объект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Standard"><draw:frame draw:style-name="fr1" draw:name="Объект7" text:anchor-type="paragraph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Объект8" text:anchor-type="paragraph" svg:width="16cm" svg:height="8.99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Standard"><draw:frame draw:style-name="fr1" draw:name="Объект9" text:anchor-type="paragraph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Объект10" text:anchor-type="paragraph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/text:p>
      <text:h text:style-name="P2" text:outline-level="2">C автоматическим масштабированием графиков: </text:h>
      <text:p text:style-name="Text_20_body"/>
      <text:p text:style-name="Standard"/>
      <text:p text:style-name="Standard"><draw:frame draw:style-name="fr1" draw:name="Объект11" text:anchor-type="paragraph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1" draw:name="Объект12" text:anchor-type="paragraph" svg:width="16cm" svg:height="8.99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Standard"><draw:frame draw:style-name="fr1" draw:name="Объект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1" draw:name="Объект14" text:anchor-type="paragraph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Standard"><draw:frame draw:style-name="fr1" draw:name="Объект15" text:anchor-type="paragraph" svg:width="16cm" svg:height="8.99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Объект16" text:anchor-type="paragraph" svg:width="16cm" svg:height="8.99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Standard"><draw:frame draw:style-name="fr1" draw:name="Объект17" text:anchor-type="paragraph" svg:width="16cm" svg:height="8.99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draw:frame draw:style-name="fr1" draw:name="Объект18" text:anchor-type="paragraph" svg:width="16cm" svg:height="8.999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Standard"><draw:frame draw:style-name="fr1" draw:name="Объект19" text:anchor-type="paragraph" svg:width="16cm" svg:height="8.999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1" draw:name="Объект20" text:anchor-type="paragraph" svg:width="16cm" svg:height="8.999cm" draw:z-index="19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6T14:20:13</meta:creation-date>
    <dc:date>2014-03-06T14:30:29</dc:date>
    <meta:editing-duration>PT5M22S</meta:editing-duration>
    <meta:editing-cycles>4</meta:editing-cycles>
    <meta:generator>LibreOffice/3.5$Linux_x86 LibreOffice_project/350m1$Build-2</meta:generator>
    <meta:document-statistic meta:table-count="0" meta:image-count="0" meta:object-count="20" meta:page-count="10" meta:paragraph-count="2" meta:word-count="5" meta:character-count="81" meta:non-whitespace-character-count="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96cm" svg:y="0.315cm" chart:style-name="ch2">
          <text:p>FRR LEFTINDEX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4cm" svg:width="9.21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31cm" svg:y="0.315cm" chart:style-name="ch2">
          <text:p>FRR RIGHTTHUMB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4cm" svg:width="9.21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31cm" svg:y="0.315cm" chart:style-name="ch2">
          <text:p>FRR RIGHTTHUMB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4cm" svg:width="9.21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56cm" svg:y="0.315cm" chart:style-name="ch2">
          <text:p>FRR LEFTLITTLE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3cm" svg:width="9.21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5">
                <text:p>0.00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FRR LEFTMIDDLE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122cm" svg:y="2.211cm" svg:width="11.386cm" svg:height="5.518cm">
          <chartooo:coordinate-region svg:x="2.405cm" svg:y="2.41cm" svg:width="9.585cm" svg:height="4.672cm"/>
          <chart:axis chart:dimension="x" chart:name="primary-x" chart:style-name="ch6" chartooo:axis-type="auto">
            <chartooo:date-scale/>
            <chart:title svg:x="6.308cm" svg:y="7.90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243cm" svg:y="5.755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5cm" svg:y="0.315cm" chart:style-name="ch2">
          <text:p>FRR LEFTRING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3cm" svg:width="9.21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9cm" svg:y="0.315cm" chart:style-name="ch2">
          <text:p>FRR LEFTTHUMB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4cm" svg:width="9.21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7">
                <text:p>0.04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FRR RIGHTINDEX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4cm" svg:width="9.21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98cm" svg:y="0.315cm" chart:style-name="ch2">
          <text:p>FRR RIGHTLITTLE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3cm" svg:width="9.21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878cm" svg:y="0.315cm" chart:style-name="ch2">
          <text:p>FRR RIGHTMIDDLE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3cm" svg:width="9.21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56cm" svg:y="0.315cm" chart:style-name="ch2">
          <text:p>FRR RIGHTRING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3cm" svg:width="9.21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56cm" svg:y="0.315cm" chart:style-name="ch2">
          <text:p>FRR LEFTLITTLE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4cm" svg:width="9.21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5">
                <text:p>0.0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31cm" svg:y="0.315cm" chart:style-name="ch2">
          <text:p>FRR RIGHTTHUMB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3cm" svg:width="9.21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3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FRR LEFTMIDDLE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122cm" svg:y="2.211cm" svg:width="11.386cm" svg:height="5.518cm">
          <chartooo:coordinate-region svg:x="2.405cm" svg:y="2.41cm" svg:width="9.585cm" svg:height="4.672cm"/>
          <chart:axis chart:dimension="x" chart:name="primary-x" chart:style-name="ch6" chartooo:axis-type="auto">
            <chartooo:date-scale/>
            <chart:title svg:x="6.308cm" svg:y="7.90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243cm" svg:y="5.755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5cm" svg:y="0.315cm" chart:style-name="ch2">
          <text:p>FRR LEFTRING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314cm" svg:width="9.219cm" svg:height="4.8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9cm" svg:y="0.315cm" chart:style-name="ch2">
          <text:p>FRR LEFTTHUMB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4cm" svg:width="9.21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7">
                <text:p>0.04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6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FRR RIGHTINDEX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3cm" svg:width="9.21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98cm" svg:y="0.315cm" chart:style-name="ch2">
          <text:p>FRR RIGHTLITTLE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4cm" svg:width="9.21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3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878cm" svg:y="0.315cm" chart:style-name="ch2">
          <text:p>FRR RIGHTMIDDLE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3cm" svg:width="9.21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56cm" svg:y="0.315cm" chart:style-name="ch2">
          <text:p>FRR RIGHTRING</text:p>
        </chart:title>
        <chart:subtitle svg:x="4.397cm" svg:y="1.273cm" chart:style-name="ch3">
          <text:p>FRR+flat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613cm" svg:y="2.514cm" svg:width="9.21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